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Descripción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Cálculo de filtro pi</text:p>
          </table:table-cell>
          <table:table-cell/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Gustavo V. Diaz</text:p>
          </table:table-cell>
          <table:table-cell/>
        </table:table-row>
        <table:table-row table:style-name="ro1">
          <table:table-cell office:value-type="string" calcext:value-type="string">
            <text:p>Referencia</text:p>
          </table:table-cell>
          <table:table-cell office:value-type="string" calcext:value-type="string">
            <text:p>Principios de electrotécnia 2 (Strajov)</text:p>
          </table:table-cell>
          <table:table-cell/>
        </table:table-row>
        <table:table-row table:style-name="ro1">
          <table:table-cell office:value-type="string" calcext:value-type="string">
            <text:p>Capítul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echa</text:p>
          </table:table-cell>
          <table:table-cell table:style-name="ce1" office:value-type="date" office:date-value="2020-05-21" calcext:value-type="date">
            <text:p>21/05/2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Primer cálculo de filtro pi para aplicar en circuito de sensado de velocidad</text:p>
          </table:table-cell>
          <table:table-cell/>
        </table:table-row>
        <table:table-row table:style-name="ro1">
          <table:table-cell office:value-type="string" calcext:value-type="string">
            <text:p>Requerimientos</text:p>
          </table:table-cell>
          <table:table-cell office:value-type="string" calcext:value-type="string">
            <text:p>Disminuir ruido por acople de línea (50 Hz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Zomáx</text:p>
          </table:table-cell>
          <table:table-cell table:formula="of:=12/0.001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Zomin</text:p>
          </table:table-cell>
          <table:table-cell table:formula="of:=12/0.02" office:value-type="float" office:value="600" calcext:value-type="float">
            <text:p>600</text:p>
          </table:table-cell>
          <table:table-cell/>
        </table:table-row>
      </table:table>
      <table:table table:name="Cálculo L y 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álculos para circuito pi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ra impedancia mínim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C</text:p>
          </table:table-cell>
          <table:table-cell table:formula="of:=POWER(2/(2*PI()*[$Descripción.B10]);2)" office:value-type="float" office:value="0.0000405284734569351" calcext:value-type="float">
            <text:p>4,05284734569351E-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/C</text:p>
          </table:table-cell>
          <table:table-cell table:formula="of:=POWER([$Descripción.B12];2)" office:value-type="float" office:value="360000" calcext:value-type="float">
            <text:p>3600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formula="of:=SQRT([.B5]/[.B6])" office:value-type="float" office:value="0.0000106103295394597" calcext:value-type="float">
            <text:p>1,06103295394597E-05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formula="of:=[.B5]/[.B8]" office:value-type="float" office:value="3.81971863420549" calcext:value-type="float">
            <text:p>3,81971863420549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formula="of:=[.B6]*[.B8]" office:value-type="float" office:value="3.81971863420549" calcext:value-type="float">
            <text:p>3,8197186342054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ra impedancia máxim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C</text:p>
          </table:table-cell>
          <table:table-cell table:formula="of:=POWER(2/(2*PI()*[$Descripción.B10]);2)" office:value-type="float" office:value="0.0000405284734569351" calcext:value-type="float">
            <text:p>4,05284734569351E-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/C</text:p>
          </table:table-cell>
          <table:table-cell table:formula="of:=POWER([$Descripción.B11];2)" office:value-type="float" office:value="144000000" calcext:value-type="float">
            <text:p>1440000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formula="of:=SQRT([.B14]/[.B15])" office:value-type="float" office:value="0.000000530516476972985" calcext:value-type="float">
            <text:p>5,30516476972985E-07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formula="of:=[.B14]/[.B17]" office:value-type="float" office:value="76.3943726841098" calcext:value-type="float">
            <text:p>76,3943726841098</text:p>
          </table:table-cell>
          <table:table-cell/>
        </table:table-row>
        <table:table-row table:style-name="ro1">
          <table:table-cell/>
          <table:table-cell table:formula="of:=[.B15]*[.B17]" office:value-type="float" office:value="76.3943726841098" calcext:value-type="float">
            <text:p>76,3943726841098</text:p>
          </table:table-cell>
          <table:table-cell/>
        </table:table-row>
      </table:table>
      <table:table table:name="Curvas de valores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urvas de salida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recuencia (Hz)</text:p>
          </table:table-cell>
          <table:table-cell table:style-name="Default" office:value-type="string" calcext:value-type="string">
            <text:p>Pulsación</text:p>
          </table:table-cell>
          <table:table-cell office:value-type="string" calcext:value-type="string">
            <text:p>w/w0</text:p>
          </table:table-cell>
          <table:table-cell office:value-type="string" calcext:value-type="string">
            <text:p>Impedanc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*PI()*[.A4]" office:value-type="float" office:value="6.28318530717959" calcext:value-type="float">
            <text:p>6,28</text:p>
          </table:table-cell>
          <table:table-cell table:formula="of:=(2*PI())" office:value-type="float" office:value="6.28318530717959" calcext:value-type="float">
            <text:p>6,283185307179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PI()*[.A5]" office:value-type="float" office:value="12.5663706143592" calcext:value-type="float">
            <text:p>12,5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*PI()*[.A6]" office:value-type="float" office:value="18.8495559215388" calcext:value-type="float">
            <text:p>18,8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*PI()*[.A7]" office:value-type="float" office:value="25.1327412287183" calcext:value-type="float">
            <text:p>25,1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*PI()*[.A8]" office:value-type="float" office:value="31.4159265358979" calcext:value-type="float">
            <text:p>31,4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*PI()*[.A9]" office:value-type="float" office:value="37.6991118430775" calcext:value-type="float">
            <text:p>37,7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*PI()*[.A10]" office:value-type="float" office:value="43.9822971502571" calcext:value-type="float">
            <text:p>43,9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*PI()*[.A11]" office:value-type="float" office:value="50.2654824574367" calcext:value-type="float">
            <text:p>50,2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*PI()*[.A12]" office:value-type="float" office:value="56.5486677646163" calcext:value-type="float">
            <text:p>56,5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*PI()*[.A13]" office:value-type="float" office:value="62.8318530717959" calcext:value-type="float">
            <text:p>62,8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*PI()*[.A14]" office:value-type="float" office:value="69.1150383789754" calcext:value-type="float">
            <text:p>69,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*PI()*[.A15]" office:value-type="float" office:value="75.398223686155" calcext:value-type="float">
            <text:p>75,4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*PI()*[.A16]" office:value-type="float" office:value="81.6814089933346" calcext:value-type="float">
            <text:p>81,6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*PI()*[.A17]" office:value-type="float" office:value="87.9645943005142" calcext:value-type="float">
            <text:p>87,9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*PI()*[.A18]" office:value-type="float" office:value="94.2477796076938" calcext:value-type="float">
            <text:p>94,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*PI()*[.A19]" office:value-type="float" office:value="100.530964914873" calcext:value-type="float">
            <text:p>100,5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*PI()*[.A20]" office:value-type="float" office:value="106.814150222053" calcext:value-type="float">
            <text:p>106,8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*PI()*[.A21]" office:value-type="float" office:value="113.097335529233" calcext:value-type="float">
            <text:p>113,1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*PI()*[.A22]" office:value-type="float" office:value="119.380520836412" calcext:value-type="float">
            <text:p>119,3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*PI()*[.A23]" office:value-type="float" office:value="125.663706143592" calcext:value-type="float">
            <text:p>125,6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*PI()*[.A24]" office:value-type="float" office:value="131.946891450771" calcext:value-type="float">
            <text:p>131,9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*PI()*[.A25]" office:value-type="float" office:value="138.230076757951" calcext:value-type="float">
            <text:p>138,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*PI()*[.A26]" office:value-type="float" office:value="144.51326206513" calcext:value-type="float">
            <text:p>144,5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*PI()*[.A27]" office:value-type="float" office:value="150.79644737231" calcext:value-type="float">
            <text:p>150,8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*PI()*[.A28]" office:value-type="float" office:value="157.07963267949" calcext:value-type="float">
            <text:p>157,0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*PI()*[.A29]" office:value-type="float" office:value="163.362817986669" calcext:value-type="float">
            <text:p>163,3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2*PI()*[.A30]" office:value-type="float" office:value="169.646003293849" calcext:value-type="float">
            <text:p>169,6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*PI()*[.A31]" office:value-type="float" office:value="175.929188601028" calcext:value-type="float">
            <text:p>175,9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2*PI()*[.A32]" office:value-type="float" office:value="182.212373908208" calcext:value-type="float">
            <text:p>182,2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*PI()*[.A33]" office:value-type="float" office:value="188.495559215388" calcext:value-type="float">
            <text:p>188,5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2*PI()*[.A34]" office:value-type="float" office:value="194.778744522567" calcext:value-type="float">
            <text:p>194,7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*PI()*[.A35]" office:value-type="float" office:value="201.061929829747" calcext:value-type="float">
            <text:p>201,0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2*PI()*[.A36]" office:value-type="float" office:value="207.345115136926" calcext:value-type="float">
            <text:p>207,3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*PI()*[.A37]" office:value-type="float" office:value="213.628300444106" calcext:value-type="float">
            <text:p>213,6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2*PI()*[.A38]" office:value-type="float" office:value="219.911485751286" calcext:value-type="float">
            <text:p>219,9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*PI()*[.A39]" office:value-type="float" office:value="226.194671058465" calcext:value-type="float">
            <text:p>226,1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2*PI()*[.A40]" office:value-type="float" office:value="232.477856365645" calcext:value-type="float">
            <text:p>232,4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*PI()*[.A41]" office:value-type="float" office:value="238.761041672824" calcext:value-type="float">
            <text:p>238,7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2*PI()*[.A42]" office:value-type="float" office:value="245.044226980004" calcext:value-type="float">
            <text:p>245,0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*PI()*[.A43]" office:value-type="float" office:value="251.327412287183" calcext:value-type="float">
            <text:p>251,3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2*PI()*[.A44]" office:value-type="float" office:value="257.610597594363" calcext:value-type="float">
            <text:p>257,6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2*PI()*[.A45]" office:value-type="float" office:value="263.893782901543" calcext:value-type="float">
            <text:p>263,8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2*PI()*[.A46]" office:value-type="float" office:value="270.176968208722" calcext:value-type="float">
            <text:p>270,1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2*PI()*[.A47]" office:value-type="float" office:value="276.460153515902" calcext:value-type="float">
            <text:p>276,4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2*PI()*[.A48]" office:value-type="float" office:value="282.743338823081" calcext:value-type="float">
            <text:p>282,7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2*PI()*[.A49]" office:value-type="float" office:value="289.026524130261" calcext:value-type="float">
            <text:p>289,0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2*PI()*[.A50]" office:value-type="float" office:value="295.309709437441" calcext:value-type="float">
            <text:p>295,3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2*PI()*[.A51]" office:value-type="float" office:value="301.59289474462" calcext:value-type="float">
            <text:p>301,59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2*PI()*[.A52]" office:value-type="float" office:value="307.8760800518" calcext:value-type="float">
            <text:p>307,8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*PI()*[.A53]" office:value-type="float" office:value="314.159265358979" calcext:value-type="float">
            <text:p>314,1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2*PI()*[.A54]" office:value-type="float" office:value="320.442450666159" calcext:value-type="float">
            <text:p>320,44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2*PI()*[.A55]" office:value-type="float" office:value="326.725635973338" calcext:value-type="float">
            <text:p>326,7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2*PI()*[.A56]" office:value-type="float" office:value="333.008821280518" calcext:value-type="float">
            <text:p>333,0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2*PI()*[.A57]" office:value-type="float" office:value="339.292006587698" calcext:value-type="float">
            <text:p>339,2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2*PI()*[.A58]" office:value-type="float" office:value="345.575191894877" calcext:value-type="float">
            <text:p>345,5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2*PI()*[.A59]" office:value-type="float" office:value="351.858377202057" calcext:value-type="float">
            <text:p>351,8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2*PI()*[.A60]" office:value-type="float" office:value="358.141562509236" calcext:value-type="float">
            <text:p>358,1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2*PI()*[.A61]" office:value-type="float" office:value="364.424747816416" calcext:value-type="float">
            <text:p>364,4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2*PI()*[.A62]" office:value-type="float" office:value="370.707933123596" calcext:value-type="float">
            <text:p>370,7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*PI()*[.A63]" office:value-type="float" office:value="376.991118430775" calcext:value-type="float">
            <text:p>376,9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2*PI()*[.A64]" office:value-type="float" office:value="383.274303737955" calcext:value-type="float">
            <text:p>383,2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2*PI()*[.A65]" office:value-type="float" office:value="389.557489045134" calcext:value-type="float">
            <text:p>389,5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2*PI()*[.A66]" office:value-type="float" office:value="395.840674352314" calcext:value-type="float">
            <text:p>395,8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2*PI()*[.A67]" office:value-type="float" office:value="402.123859659494" calcext:value-type="float">
            <text:p>402,1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2*PI()*[.A68]" office:value-type="float" office:value="408.407044966673" calcext:value-type="float">
            <text:p>408,4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2*PI()*[.A69]" office:value-type="float" office:value="414.690230273853" calcext:value-type="float">
            <text:p>414,6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2*PI()*[.A70]" office:value-type="float" office:value="420.973415581032" calcext:value-type="float">
            <text:p>420,9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2*PI()*[.A71]" office:value-type="float" office:value="427.256600888212" calcext:value-type="float">
            <text:p>427,2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2*PI()*[.A72]" office:value-type="float" office:value="433.539786195392" calcext:value-type="float">
            <text:p>433,5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2*PI()*[.A73]" office:value-type="float" office:value="439.822971502571" calcext:value-type="float">
            <text:p>439,8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2*PI()*[.A74]" office:value-type="float" office:value="446.106156809751" calcext:value-type="float">
            <text:p>446,1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2*PI()*[.A75]" office:value-type="float" office:value="452.38934211693" calcext:value-type="float">
            <text:p>452,39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2*PI()*[.A76]" office:value-type="float" office:value="458.67252742411" calcext:value-type="float">
            <text:p>458,6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2*PI()*[.A77]" office:value-type="float" office:value="464.955712731289" calcext:value-type="float">
            <text:p>464,9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2*PI()*[.A78]" office:value-type="float" office:value="471.238898038469" calcext:value-type="float">
            <text:p>471,24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2*PI()*[.A79]" office:value-type="float" office:value="477.522083345649" calcext:value-type="float">
            <text:p>477,52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2*PI()*[.A80]" office:value-type="float" office:value="483.805268652828" calcext:value-type="float">
            <text:p>483,8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2*PI()*[.A81]" office:value-type="float" office:value="490.088453960008" calcext:value-type="float">
            <text:p>490,09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2*PI()*[.A82]" office:value-type="float" office:value="496.371639267187" calcext:value-type="float">
            <text:p>496,3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2*PI()*[.A83]" office:value-type="float" office:value="502.654824574367" calcext:value-type="float">
            <text:p>502,6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2*PI()*[.A84]" office:value-type="float" office:value="508.938009881546" calcext:value-type="float">
            <text:p>508,9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2*PI()*[.A85]" office:value-type="float" office:value="515.221195188726" calcext:value-type="float">
            <text:p>515,2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2*PI()*[.A86]" office:value-type="float" office:value="521.504380495906" calcext:value-type="float">
            <text:p>521,5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2*PI()*[.A87]" office:value-type="float" office:value="527.787565803085" calcext:value-type="float">
            <text:p>527,7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2*PI()*[.A88]" office:value-type="float" office:value="534.070751110265" calcext:value-type="float">
            <text:p>534,0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2*PI()*[.A89]" office:value-type="float" office:value="540.353936417444" calcext:value-type="float">
            <text:p>540,3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2*PI()*[.A90]" office:value-type="float" office:value="546.637121724624" calcext:value-type="float">
            <text:p>546,64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2*PI()*[.A91]" office:value-type="float" office:value="552.920307031804" calcext:value-type="float">
            <text:p>552,92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2*PI()*[.A92]" office:value-type="float" office:value="559.203492338983" calcext:value-type="float">
            <text:p>559,2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2*PI()*[.A93]" office:value-type="float" office:value="565.486677646163" calcext:value-type="float">
            <text:p>565,49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2*PI()*[.A94]" office:value-type="float" office:value="571.769862953342" calcext:value-type="float">
            <text:p>571,77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2*PI()*[.A95]" office:value-type="float" office:value="578.053048260522" calcext:value-type="float">
            <text:p>578,05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2*PI()*[.A96]" office:value-type="float" office:value="584.336233567702" calcext:value-type="float">
            <text:p>584,34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2*PI()*[.A97]" office:value-type="float" office:value="590.619418874881" calcext:value-type="float">
            <text:p>590,6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2*PI()*[.A98]" office:value-type="float" office:value="596.902604182061" calcext:value-type="float">
            <text:p>596,9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2*PI()*[.A99]" office:value-type="float" office:value="603.18578948924" calcext:value-type="float">
            <text:p>603,19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2*PI()*[.A100]" office:value-type="float" office:value="609.46897479642" calcext:value-type="float">
            <text:p>609,4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2*PI()*[.A101]" office:value-type="float" office:value="615.752160103599" calcext:value-type="float">
            <text:p>615,7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2*PI()*[.A102]" office:value-type="float" office:value="622.035345410779" calcext:value-type="float">
            <text:p>622,0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*PI()*[.A103]" office:value-type="float" office:value="628.318530717959" calcext:value-type="float">
            <text:p>628,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07:21:51.994330159</meta:creation-date>
    <dc:date>2020-05-21T08:11:20.087713903</dc:date>
    <meta:editing-duration>PT7M47S</meta:editing-duration>
    <meta:editing-cycles>1</meta:editing-cycles>
    <meta:document-statistic meta:table-count="3" meta:cell-count="253" meta:object-count="0"/>
    <meta:generator>LibreOffice/6.0.7.3$Linux_X86_64 LibreOffice_project/00m0$Build-3</meta:generator>
  </office:meta>
</office:document-meta>
</file>